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025cm" draw:marker-start-width="0.266cm" draw:marker-end="Short_20_line_20_Arrow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draw:stroke="dash" draw:stroke-dash="Ultrafine_20_Dashed"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51cm" draw:marker-start="Arrow_20_concave" draw:marker-start-width="0.344cm" draw:marker-start-center="false" draw:marker-end="Circle" draw:marker-end-width="0.344cm" draw:marker-end-center="false" draw:fill="none" draw:textarea-vertical-align="middle" fo:padding-top="0.15cm" fo:padding-bottom="0.15cm" fo:padding-left="0.275cm" fo:padding-right="0.275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3pt" style:font-size-asian="13pt" style:font-size-complex="13pt"/>
    </style:style>
    <style:style style:name="T1" style:family="text">
      <style:text-properties style:font-name="Ubuntu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5.08cm" svg:x="2.651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3.413cm" svg:y="4.68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9.509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712cm" svg:x="3.54cm" svg:y="3.971cm">
          <draw:text-box>
            <text:p><text:span text:style-name="T1">private</text:span></text:p>
          </draw:text-box>
        </draw:frame>
        <draw:frame draw:style-name="gr3" draw:text-style-name="P2" draw:layer="layout" svg:width="3.556cm" svg:height="0.712cm" svg:x="9.382cm" svg:y="3.921cm">
          <draw:text-box>
            <text:p><text:span text:style-name="T1">example.com</text:span></text:p>
          </draw:text-box>
        </draw:frame>
        <draw:line draw:style-name="gr4" draw:text-style-name="P1" draw:layer="layout" svg:x1="6.334cm" svg:y1="5.318cm" svg:x2="9.509cm" svg:y2="5.318cm">
          <text:p/>
        </draw:line>
        <draw:line draw:style-name="gr4" draw:text-style-name="P1" draw:layer="layout" svg:x1="6.334cm" svg:y1="5.826cm" svg:x2="9.509cm" svg:y2="5.826cm">
          <text:p/>
        </draw:line>
        <draw:frame draw:style-name="gr5" draw:text-style-name="P2" draw:layer="layout" svg:width="1.416cm" svg:height="0.712cm" svg:x="4.048cm" svg:y="4.766cm">
          <draw:text-box>
            <text:p><text:span text:style-name="T1">3000</text:span></text:p>
          </draw:text-box>
        </draw:frame>
        <draw:frame draw:style-name="gr3" draw:text-style-name="P2" draw:layer="layout" svg:width="1.687cm" svg:height="0.712cm" svg:x="10.235cm" svg:y="4.766cm">
          <draw:text-box>
            <text:p><text:span text:style-name="T1">9000</text:span></text:p>
          </draw:text-box>
        </draw:frame>
        <draw:frame draw:style-name="gr6" draw:text-style-name="P2" draw:layer="layout" svg:width="1.188cm" svg:height="0.762cm" svg:x="7.432cm" svg:y="4.683cm">
          <draw:text-box>
            <text:p><text:span text:style-name="T1">ssh</text:span></text:p>
          </draw:text-box>
        </draw:frame>
        <draw:frame draw:style-name="gr5" draw:text-style-name="P2" draw:layer="layout" svg:width="10.332cm" svg:height="0.712cm" svg:x="3.114cm" svg:y="6.892cm">
          <draw:text-box>
            <text:p><text:span text:style-name="T1">ssh user@example.com -R 9000:localhost:3000</text:span></text:p>
          </draw:text-box>
        </draw:frame>
        <draw:custom-shape draw:style-name="gr7" draw:text-style-name="P1" draw:layer="layout" svg:width="4.683cm" svg:height="4.628cm" draw:transform="rotate (-1.5390313344086) translate (6.769cm 3.032cm)">
          <text:p/>
          <draw:enhanced-geometry svg:viewBox="0 0 21600 21600" draw:type="block-arc" draw:modifiers="-132.78295724719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2" draw:layer="layout" svg:width="8.046cm" svg:height="0.712cm" svg:x="3.165cm" svg:y="7.731cm">
          <draw:text-box>
            <text:p><text:span text:style-name="T1">example.com:9000 ==&gt; private:3000</text:span></text:p>
          </draw:text-box>
        </draw:frame>
        <draw:line draw:style-name="gr8" draw:text-style-name="P1" draw:layer="layout" svg:x1="4.683cm" svg:y1="5.572cm" svg:x2="11.033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39:58.728043408</meta:creation-date>
    <dc:date>2017-04-02T13:52:31.698333350</dc:date>
    <meta:editing-duration>PT15H10M29S</meta:editing-duration>
    <meta:editing-cycles>18</meta:editing-cycles>
    <meta:generator>LibreOffice/4.2.8.2$Linux_X86_64 LibreOffice_project/420m0$Build-2</meta:generator>
    <meta:document-statistic meta:object-count="14"/>
  </office:meta>
</office:document-meta>
</file>